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6fe" officeooo:paragraph-rsid="001386fe"/>
    </style:style>
    <style:style style:name="P2" style:family="paragraph" style:parent-style-name="Standard">
      <style:paragraph-properties fo:text-align="center" style:justify-single-word="false"/>
      <style:text-properties officeooo:rsid="001386fe" officeooo:paragraph-rsid="001386fe"/>
    </style:style>
    <style:style style:name="P3" style:family="paragraph" style:parent-style-name="Standard">
      <style:paragraph-properties fo:text-align="start" style:justify-single-word="false"/>
      <style:text-properties officeooo:rsid="001386fe" officeooo:paragraph-rsid="001386fe"/>
    </style:style>
    <style:style style:name="P4" style:family="paragraph" style:parent-style-name="Standard">
      <style:text-properties officeooo:rsid="001386fe" officeooo:paragraph-rsid="001c5deb"/>
    </style:style>
    <style:style style:name="P5" style:family="paragraph" style:parent-style-name="Standard">
      <style:text-properties officeooo:rsid="001386fe" officeooo:paragraph-rsid="00250b7a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386fe" officeooo:paragraph-rsid="001386f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df329" officeooo:paragraph-rsid="003df32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4cd5d" officeooo:paragraph-rsid="0014cd5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4cd5d" officeooo:paragraph-rsid="0014cd5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af92b" officeooo:paragraph-rsid="002af92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af92b" officeooo:paragraph-rsid="0017a82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14cd5d" officeooo:paragraph-rsid="0014cd5d" style:font-weight-asian="bold" style:font-weight-complex="bold"/>
    </style:style>
    <style:style style:name="P13" style:family="paragraph" style:parent-style-name="Standard">
      <style:text-properties officeooo:rsid="0014e414" officeooo:paragraph-rsid="0014e414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7a827" officeooo:paragraph-rsid="0017a827" style:font-weight-asian="bold" style:font-weight-complex="bold"/>
    </style:style>
    <style:style style:name="P15" style:family="paragraph" style:parent-style-name="Standard">
      <style:text-properties fo:font-style="italic" style:text-underline-style="none" fo:font-weight="normal" officeooo:rsid="002af92b" officeooo:paragraph-rsid="002af92b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officeooo:rsid="003fc2c1" officeooo:paragraph-rsid="003fc2c1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86fe" officeooo:paragraph-rsid="001386f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386fe" officeooo:paragraph-rsid="001386f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4cd5d" officeooo:paragraph-rsid="0014cd5d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1386fe" officeooo:paragraph-rsid="007f2622" style:font-weight-asian="bold" style:font-weight-complex="bold"/>
    </style:style>
    <style:style style:name="P21" style:family="paragraph" style:parent-style-name="Standard">
      <style:text-properties officeooo:paragraph-rsid="00533c05"/>
    </style:style>
    <style:style style:name="P22" style:family="paragraph" style:parent-style-name="Standard">
      <style:text-properties fo:font-style="normal" officeooo:rsid="0040dea5" officeooo:paragraph-rsid="0040dea5" style:font-style-asian="normal" style:font-style-complex="normal"/>
    </style:style>
    <style:style style:name="P23" style:family="paragraph" style:parent-style-name="Standard">
      <style:text-properties officeooo:rsid="00599a35" officeooo:paragraph-rsid="00599a35"/>
    </style:style>
    <style:style style:name="P24" style:family="paragraph" style:parent-style-name="Standard">
      <style:text-properties officeooo:rsid="00599a35" officeooo:paragraph-rsid="005e1f53"/>
    </style:style>
    <style:style style:name="P25" style:family="paragraph" style:parent-style-name="Standard">
      <style:text-properties fo:font-style="italic" officeooo:rsid="00599a35" officeooo:paragraph-rsid="00599a35" style:font-style-asian="italic" style:font-style-complex="italic"/>
    </style:style>
    <style:style style:name="P26" style:family="paragraph" style:parent-style-name="Standard">
      <style:text-properties fo:font-style="italic" officeooo:rsid="005a47a3" officeooo:paragraph-rsid="005a47a3" style:font-style-asian="italic" style:font-style-complex="italic"/>
    </style:style>
    <style:style style:name="P27" style:family="paragraph" style:parent-style-name="Standard">
      <style:text-properties fo:font-style="italic" officeooo:rsid="0065f2b7" officeooo:paragraph-rsid="0065f2b7" style:font-style-asian="italic" style:font-style-complex="italic"/>
    </style:style>
    <style:style style:name="P28" style:family="paragraph" style:parent-style-name="Standard">
      <style:text-properties officeooo:paragraph-rsid="005ca475"/>
    </style:style>
    <style:style style:name="P29" style:family="paragraph" style:parent-style-name="Standard">
      <style:text-properties officeooo:paragraph-rsid="00599a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3787" style:font-weight-asian="normal" style:font-weight-complex="normal"/>
    </style:style>
    <style:style style:name="T4" style:family="text">
      <style:text-properties fo:font-weight="normal" officeooo:rsid="0016fe47" style:font-weight-asian="normal" style:font-weight-complex="normal"/>
    </style:style>
    <style:style style:name="T5" style:family="text">
      <style:text-properties fo:font-weight="normal" officeooo:rsid="002cf1ab" style:font-weight-asian="normal" style:font-weight-complex="normal"/>
    </style:style>
    <style:style style:name="T6" style:family="text">
      <style:text-properties fo:font-weight="normal" officeooo:rsid="002d6b6d" style:font-weight-asian="normal" style:font-weight-complex="normal"/>
    </style:style>
    <style:style style:name="T7" style:family="text">
      <style:text-properties fo:font-weight="normal" officeooo:rsid="002ed010" style:font-weight-asian="normal" style:font-weight-complex="normal"/>
    </style:style>
    <style:style style:name="T8" style:family="text">
      <style:text-properties fo:font-weight="normal" officeooo:rsid="0030232d" style:font-weight-asian="normal" style:font-weight-complex="normal"/>
    </style:style>
    <style:style style:name="T9" style:family="text">
      <style:text-properties fo:font-weight="normal" officeooo:rsid="0030f9e6" style:font-weight-asian="normal" style:font-weight-complex="normal"/>
    </style:style>
    <style:style style:name="T10" style:family="text">
      <style:text-properties fo:font-weight="normal" officeooo:rsid="0031570f" style:font-weight-asian="normal" style:font-weight-complex="normal"/>
    </style:style>
    <style:style style:name="T11" style:family="text">
      <style:text-properties fo:font-weight="normal" officeooo:rsid="003248df" style:font-weight-asian="normal" style:font-weight-complex="normal"/>
    </style:style>
    <style:style style:name="T12" style:family="text">
      <style:text-properties fo:font-weight="normal" officeooo:rsid="00377384" style:font-weight-asian="normal" style:font-weight-complex="normal"/>
    </style:style>
    <style:style style:name="T13" style:family="text">
      <style:text-properties fo:font-weight="normal" officeooo:rsid="0037cfa7" style:font-weight-asian="normal" style:font-weight-complex="normal"/>
    </style:style>
    <style:style style:name="T14" style:family="text">
      <style:text-properties fo:font-weight="normal" officeooo:rsid="0038e746" style:font-weight-asian="normal" style:font-weight-complex="normal"/>
    </style:style>
    <style:style style:name="T15" style:family="text">
      <style:text-properties fo:font-weight="normal" officeooo:rsid="0050d6e0" style:font-weight-asian="normal" style:font-weight-complex="normal"/>
    </style:style>
    <style:style style:name="T16" style:family="text">
      <style:text-properties fo:font-weight="normal" officeooo:rsid="00533c05" style:font-weight-asian="normal" style:font-weight-complex="normal"/>
    </style:style>
    <style:style style:name="T17" style:family="text">
      <style:text-properties fo:font-weight="normal" officeooo:rsid="005440f4" style:font-weight-asian="normal" style:font-weight-complex="normal"/>
    </style:style>
    <style:style style:name="T18" style:family="text">
      <style:text-properties fo:font-weight="normal" officeooo:rsid="00548dd5" style:font-weight-asian="normal" style:font-weight-complex="normal"/>
    </style:style>
    <style:style style:name="T19" style:family="text">
      <style:text-properties fo:font-weight="normal" officeooo:rsid="0055ec1a" style:font-weight-asian="normal" style:font-weight-complex="normal"/>
    </style:style>
    <style:style style:name="T20" style:family="text">
      <style:text-properties fo:font-weight="normal" officeooo:rsid="0057e3d9" style:font-weight-asian="normal" style:font-weight-complex="normal"/>
    </style:style>
    <style:style style:name="T21" style:family="text">
      <style:text-properties fo:font-weight="normal" officeooo:rsid="00594708" style:font-weight-asian="normal" style:font-weight-complex="normal"/>
    </style:style>
    <style:style style:name="T22" style:family="text">
      <style:text-properties fo:font-weight="normal" officeooo:rsid="005ecf0f" style:font-weight-asian="normal" style:font-weight-complex="normal"/>
    </style:style>
    <style:style style:name="T23" style:family="text">
      <style:text-properties fo:font-weight="normal" officeooo:rsid="007ac6d7" style:font-weight-asian="normal" style:font-weight-complex="normal"/>
    </style:style>
    <style:style style:name="T24" style:family="text">
      <style:text-properties fo:font-weight="normal" officeooo:rsid="007c2d7a" style:font-weight-asian="normal" style:font-weight-complex="normal"/>
    </style:style>
    <style:style style:name="T25" style:family="text">
      <style:text-properties fo:font-weight="normal" officeooo:rsid="007d13b7" style:font-weight-asian="normal" style:font-weight-complex="normal"/>
    </style:style>
    <style:style style:name="T26" style:family="text">
      <style:text-properties fo:font-weight="normal" officeooo:rsid="007ec8e8" style:font-weight-asian="normal" style:font-weight-complex="normal"/>
    </style:style>
    <style:style style:name="T27" style:family="text">
      <style:text-properties fo:font-weight="normal" officeooo:rsid="007f2622" style:font-weight-asian="normal" style:font-weight-complex="normal"/>
    </style:style>
    <style:style style:name="T28" style:family="text">
      <style:text-properties style:text-position="super 58%" fo:font-weight="normal" style:font-weight-asian="normal" style:font-weight-complex="normal"/>
    </style:style>
    <style:style style:name="T29" style:family="text">
      <style:text-properties style:text-position="super 58%" officeooo:rsid="0024c02c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2ca8de" style:font-weight-asian="normal" style:font-weight-complex="normal"/>
    </style:style>
    <style:style style:name="T33" style:family="text">
      <style:text-properties style:text-underline-style="none" fo:font-weight="normal" officeooo:rsid="002cf1ab" style:font-weight-asian="normal" style:font-weight-complex="normal"/>
    </style:style>
    <style:style style:name="T34" style:family="text">
      <style:text-properties style:text-underline-style="none" fo:font-weight="normal" officeooo:rsid="003f96ff" style:font-weight-asian="normal" style:font-weight-complex="normal"/>
    </style:style>
    <style:style style:name="T35" style:family="text">
      <style:text-properties style:text-underline-style="none" fo:font-weight="normal" officeooo:rsid="004f421c" style:font-weight-asian="normal" style:font-weight-complex="normal"/>
    </style:style>
    <style:style style:name="T36" style:family="text">
      <style:text-properties officeooo:rsid="0014e414"/>
    </style:style>
    <style:style style:name="T37" style:family="text">
      <style:text-properties officeooo:rsid="001a660a"/>
    </style:style>
    <style:style style:name="T38" style:family="text">
      <style:text-properties officeooo:rsid="001c5deb"/>
    </style:style>
    <style:style style:name="T39" style:family="text">
      <style:text-properties officeooo:rsid="001e4081"/>
    </style:style>
    <style:style style:name="T40" style:family="text">
      <style:text-properties officeooo:rsid="0023a877"/>
    </style:style>
    <style:style style:name="T41" style:family="text">
      <style:text-properties officeooo:rsid="0024c02c"/>
    </style:style>
    <style:style style:name="T42" style:family="text">
      <style:text-properties officeooo:rsid="00250b7a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5ca475" style:font-style-asian="italic" style:font-style-complex="italic"/>
    </style:style>
    <style:style style:name="T46" style:family="text">
      <style:text-properties officeooo:rsid="00364fb7"/>
    </style:style>
    <style:style style:name="T47" style:family="text">
      <style:text-properties officeooo:rsid="0041dc97"/>
    </style:style>
    <style:style style:name="T48" style:family="text">
      <style:text-properties officeooo:rsid="00422d3f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5ca475" style:font-style-asian="normal" style:font-style-complex="normal"/>
    </style:style>
    <style:style style:name="T52" style:family="text">
      <style:text-properties fo:font-style="normal" officeooo:rsid="005b59f5" style:font-style-asian="normal" style:font-style-complex="normal"/>
    </style:style>
    <style:style style:name="T53" style:family="text">
      <style:text-properties fo:font-style="normal" officeooo:rsid="0068ec94" style:font-style-asian="normal" style:font-style-complex="normal"/>
    </style:style>
    <style:style style:name="T54" style:family="text">
      <style:text-properties fo:font-style="normal" officeooo:rsid="006a9306" style:font-style-asian="normal" style:font-style-complex="normal"/>
    </style:style>
    <style:style style:name="T55" style:family="text">
      <style:text-properties fo:font-style="normal" officeooo:rsid="006c5d0a" style:font-style-asian="normal" style:font-style-complex="normal"/>
    </style:style>
    <style:style style:name="T56" style:family="text">
      <style:text-properties fo:font-style="normal" officeooo:rsid="006dcd39" style:font-style-asian="normal" style:font-style-complex="normal"/>
    </style:style>
    <style:style style:name="T57" style:family="text">
      <style:text-properties fo:font-style="normal" officeooo:rsid="006ed3d3" style:font-style-asian="normal" style:font-style-complex="normal"/>
    </style:style>
    <style:style style:name="T58" style:family="text">
      <style:text-properties fo:font-style="normal" fo:font-weight="normal" officeooo:rsid="005e1f53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60c89b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62eba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63cfdc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656482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657c5d" style:font-style-asian="normal" style:font-weight-asian="normal" style:font-style-complex="normal" style:font-weight-complex="normal"/>
    </style:style>
    <style:style style:name="T64" style:family="text">
      <style:text-properties officeooo:rsid="005b59f5"/>
    </style:style>
    <style:style style:name="T65" style:family="text">
      <style:text-properties officeooo:rsid="0067bade"/>
    </style:style>
    <style:style style:name="T66" style:family="text">
      <style:text-properties officeooo:rsid="0071780a"/>
    </style:style>
    <style:style style:name="T67" style:family="text">
      <style:text-properties officeooo:rsid="007ac6d7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8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text:anchor-type="paragraph" draw:z-index="0" draw:style-name="gr1" svg:width="3.493cm" svg:height="8.467cm" svg:x="0.081cm" svg:y="0.462cm"><draw:text-box><text:p/><text:p>D.O.B:</text:p><text:p/><text:p>Home address:</text:p><text:p/><text:p/><text:p/><text:p/><text:p>University details:</text:p><text:p/><text:p/><text:p/><text:p/><text:p>Nationality:</text:p><text:p/><text:p>Mobile number:</text:p></draw:text-box></draw:frame>Kieran Marshall Haden</text:p>
      <text:p text:style-name="P1"/>
      <text:p text:style-name="P2">14/04/92</text:p>
      <text:p text:style-name="P2"/>
      <text:p text:style-name="P2">8 Kirkdale Avenue,</text:p>
      <text:p text:style-name="P2">Leeds,</text:p>
      <text:p text:style-name="P2">West Yorkshire,</text:p>
      <text:p text:style-name="P2">LS12 6AP</text:p>
      <text:p text:style-name="P2"/>
      <text:p text:style-name="P2">University of Leeds,</text:p>
      <text:p text:style-name="P2">Leeds,</text:p>
      <text:p text:style-name="P2">LS2 9JT,</text:p>
      <text:p text:style-name="P2">United Kingdom</text:p>
      <text:p text:style-name="P2"/>
      <text:p text:style-name="P2">English</text:p>
      <text:p text:style-name="P2"/>
      <text:p text:style-name="P2">07411308383</text:p>
      <text:p text:style-name="P2"/>
      <text:p text:style-name="P2"><text:a xlink:type="simple" xlink:href="mailto:um10kh@leeds.ac.uk">um10kh@leeds.ac.uk</text:a> or <text:a xlink:type="simple" xlink:href="mailto:um10kh@gmail.com">um10kh@gmail.com</text:a></text:p>
      <text:p text:style-name="P2"/>
      <text:p text:style-name="P17">Education</text:p>
      <text:p text:style-name="P3"/>
      <text:p text:style-name="P9"><text:span text:style-name="T1">University of Leeds</text:span>:</text:p>
      <text:p text:style-name="P9"/>
      <text:p text:style-name="P12">BSc Artificial Intelligence <text:span text:style-name="T3">(started in 201</text:span><text:span text:style-name="T4">3</text:span><text:span text:style-name="T3">)</text:span></text:p>
      <text:p text:style-name="P12">Year 1 – <text:span text:style-name="T2">1</text:span><text:span text:style-name="T28">st</text:span><text:span text:style-name="T2"> class - <text:s/>awarded Dean's list for excellence in results</text:span></text:p>
      <text:p text:style-name="P9">Due to graduate in 2016.</text:p>
      <text:p text:style-name="P8"/>
      <text:p text:style-name="P7"><text:span text:style-name="T30">BSc Medicine </text:span><text:span text:style-name="T31">(2010-2012)</text:span></text:p>
      <text:p text:style-name="P7"><text:span text:style-name="T31">Two years completed at </text:span><text:span text:style-name="T34">Leeds University</text:span><text:span text:style-name="T31"> before changing courses.</text:span></text:p>
      <text:p text:style-name="P1"/>
      <text:p text:style-name="P1"><text:span text:style-name="T1">Heckmondwike Grammar School </text:span>(200<text:span text:style-name="T36">3</text:span> – 2010):</text:p>
      <text:p text:style-name="P13">A levels:</text:p>
      <text:p text:style-name="P13"/>
      <text:p text:style-name="P13">Biology (A)</text:p>
      <text:p text:style-name="P13">Mathematics (A)</text:p>
      <text:p text:style-name="P13">Chemistry (A)</text:p>
      <text:p text:style-name="P13">General Studies (A)</text:p>
      <text:p text:style-name="P13">AS Music (A)</text:p>
      <text:p text:style-name="P13">AS Psychology (A)</text:p>
      <text:p text:style-name="P13"/>
      <text:p text:style-name="P13">GCSES:</text:p>
      <text:p text:style-name="P13">15 GCSE's A*- A</text:p>
      <text:p text:style-name="P13"/>
      <text:p text:style-name="P14">Work Experience</text:p>
      <text:p text:style-name="P11"/>
      <text:p text:style-name="P15"><text:span text:style-name="T46">C. Elegans Research Internship</text:span> (July-Aug 2014)</text:p>
      <text:p text:style-name="P15">University of Leeds,</text:p>
      <text:p text:style-name="P15">Leeds,</text:p>
      <text:p text:style-name="P15">LS2 9JT</text:p>
      <text:p text:style-name="P10"/>
      <text:p text:style-name="P21"><text:span text:style-name="T32">This project involved the studying and adaptation </text:span><text:span text:style-name="T33">of the C. </text:span><text:span text:style-name="T35">e</text:span><text:span text:style-name="T33">legans model (</text:span><text:span text:style-name="T49">Boyle, Berri and Cohen </text:span><text:soft-page-break/><text:span text:style-name="T49">(2012) "Gait modulation in C. elegans: an integrated neuromechanical model", Front. Comput. Neurosci., doi:10.3389/fncom.2012.00010</text:span><text:span text:style-name="T5">). </text:span><text:span text:style-name="T6">The main aim of the project was to study the was the muscular </text:span><text:span text:style-name="T7">system </text:span><text:span text:style-name="T6">in the model </text:span><text:span text:style-name="T7">and </text:span><text:span text:style-name="T8">try to </text:span><text:span text:style-name="T12">adapt it </text:span><text:span text:style-name="T8">so it </text:span><text:span text:style-name="T12">would</text:span><text:span text:style-name="T8"> work when reversing the direction </text:span><text:span text:style-name="T13">of the </text:span><text:span text:style-name="T8">stretch-receptor-mediated proprioception, </text:span><text:span text:style-name="T14">so it </text:span><text:span text:style-name="T8">runs anteriorly instead of posteriorly. </text:span><text:span text:style-name="T9">On implementation, it was decided that a </text:span><text:span text:style-name="T15">evolutionary</text:span><text:span text:style-name="T9"> algorithm could help find the optimal parameters </text:span><text:span text:style-name="T10">for this to work. </text:span><text:span text:style-name="T16">The preliminary research into this area </text:span><text:span text:style-name="T17">provided the basis </text:span><text:span text:style-name="T18">for an application to the Google Summer of Code, </text:span><text:span text:style-name="T19">to fu</text:span><text:span text:style-name="T20">lly investigate and complete a full</text:span><text:span text:style-name="T22">y</text:span><text:span text:style-name="T20"> working </text:span><text:span text:style-name="T21">optimisation model.</text:span></text:p>
      <text:p text:style-name="P21"/>
      <text:p text:style-name="P25"><text:span text:style-name="T11">I</text:span><text:span text:style-name="T2">T/Helpdesk Assistant (February – April 2013)</text:span></text:p>
      <text:p text:style-name="P23"><text:span text:style-name="Strong_20_Emphasis"><text:span text:style-name="T43">NWC-Group</text:span></text:span></text:p>
      <text:p text:style-name="P23"><text:span text:style-name="T44">Grimbald Crag Close<text:line-break/>Knaresborough<text:line-break/>HG5 8PJ</text:span></text:p>
      <text:p text:style-name="P23"/>
      <text:p text:style-name="P24"><text:span text:style-name="Strong_20_Emphasis"><text:span text:style-name="T58">Took part in </text:span></text:span><text:span text:style-name="Strong_20_Emphasis"><text:span text:style-name="T63">managing</text:span></text:span><text:span text:style-name="Strong_20_Emphasis"><text:span text:style-name="T59"> general office enquiries and helped </text:span></text:span><text:span text:style-name="Strong_20_Emphasis"><text:span text:style-name="T60">with IT issues that arose when </text:span></text:span><text:span text:style-name="Strong_20_Emphasis"><text:span text:style-name="T61">using</text:span></text:span><text:span text:style-name="Strong_20_Emphasis"><text:span text:style-name="T60"> new</text:span></text:span><text:span text:style-name="Strong_20_Emphasis"><text:span text:style-name="T62">ly acquired</text:span></text:span><text:span text:style-name="Strong_20_Emphasis"><text:span text:style-name="T60"> software.</text:span></text:span></text:p>
      <text:p text:style-name="P29"/>
      <text:p text:style-name="P16"><text:span text:style-name="T11">O</text:span><text:span text:style-name="T2">ther work experience:</text:span></text:p>
      <text:p text:style-name="P16"/>
      <text:p text:style-name="P22"><text:span text:style-name="T48">Up until</text:span> the <text:span text:style-name="T47">recent change from studying medicine to computer science (2013), work experience has been completed in various medical areas:</text:span></text:p>
      <text:p text:style-name="P22"/>
      <text:p text:style-name="P26">Volunteer Medical Assistant (summer 201<text:span text:style-name="T64">1</text:span>) Airedale Hospital – <text:span text:style-name="T50">Shadowed a consultant orthopaedic surgeon, helped taking patient histories and learnt key practical skills.</text:span></text:p>
      <text:p text:style-name="P26"/>
      <text:p text:style-name="P28"><text:span text:style-name="T45">Volunteer Caregiver (summer 2010) Pop-ins – </text:span><text:span text:style-name="T51">Worked with an elderly care company, helping people with everyday living.</text:span></text:p>
      <text:p text:style-name="P28"/>
      <text:p text:style-name="P27">Other work experience in <text:span text:style-name="T65">hospitals/GPs </text:span>– LGI, St James' Hospital,<text:span text:style-name="T66"> Whitehall Surgery</text:span></text:p>
      <text:p text:style-name="P1"/>
      <text:p text:style-name="P18">Personal Skills, Competences and Experiences</text:p>
      <text:p text:style-name="P18"/>
      <text:p text:style-name="P20">• <text:span text:style-name="T23">Coding experience – </text:span><text:span text:style-name="T24">Developed programs in C, C#, C++, Java, Javascript, </text:span><text:span text:style-name="T25">Python, MATLAB. </text:span><text:span text:style-name="T26">Had some experience with HTML/CSS. </text:span><text:span text:style-name="T27">Examples of code/projects can be found on https://github.com/um10kh/khaden-cv-details.</text:span></text:p>
      <text:p text:style-name="P1"/>
      <text:p text:style-name="P4">• <text:span text:style-name="T38">Experience in a leadership role by being a joint instructor in a weekly kickboxing class. Have taught students of a variety of ages and experience for over 6 years.</text:span></text:p>
      <text:p text:style-name="P4"/>
      <text:p text:style-name="P1">• Organizational, caring and social skills developed from <text:span text:style-name="T39">completing two years of a medical degree at Leeds. Have taken part in a variety of work experience, from caring for the elderly to GP/hospital work.</text:span></text:p>
      <text:p text:style-name="P1"/>
      <text:p text:style-name="P5">• <text:s/><text:span text:style-name="T42">Kickboxing </text:span>– <text:span text:style-name="T41">have attended two world karate/kickboxing championships, the highest placing 4</text:span><text:span text:style-name="T29">th</text:span><text:span text:style-name="T41"> (WKC Spain – 2011).</text:span></text:p>
      <text:p text:style-name="P1"/>
      <text:p text:style-name="P1">• <text:span text:style-name="T40">Music</text:span> – <text:span text:style-name="T41">have achieved a grade 8 standard of playing in both piano and clarinet.</text:span></text:p>
      <text:p text:style-name="P1"/>
      <text:p text:style-name="P1">• <text:span text:style-name="T37">Other hobbies include playing racket sports and rugb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4:51:35.094415056</meta:creation-date>
    <dc:date>2015-03-27T13:35:34.188663981</dc:date>
    <meta:editing-duration>PT4H2M55S</meta:editing-duration>
    <meta:editing-cycles>103</meta:editing-cycles>
    <meta:generator>LibreOffice/4.2.6.3$Linux_X86_64 LibreOffice_project/420m0$Build-3</meta:generator>
    <meta:document-statistic meta:table-count="0" meta:image-count="0" meta:object-count="0" meta:page-count="2" meta:paragraph-count="52" meta:word-count="460" meta:character-count="3082" meta:non-whitespace-character-count="2662"/>
  </office:meta>
</office:document-meta>
</file>